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23" calcext:value-type="float">
            <text:p>1.2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46" calcext:value-type="float">
            <text:p>2.4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92" calcext:value-type="float">
            <text:p>4.9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9.84" calcext:value-type="float">
            <text:p>9.8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9.68" calcext:value-type="float">
            <text:p>19.6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23" calcext:value-type="float">
            <text:p>1.2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46" calcext:value-type="float">
            <text:p>2.4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92" calcext:value-type="float">
            <text:p>4.9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9.84" calcext:value-type="float">
            <text:p>9.8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9.68" calcext:value-type="float">
            <text:p>19.6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23" calcext:value-type="float">
            <text:p>1.2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46" calcext:value-type="float">
            <text:p>2.4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92" calcext:value-type="float">
            <text:p>4.9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9.84" calcext:value-type="float">
            <text:p>9.8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9.68" calcext:value-type="float">
            <text:p>19.6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23" calcext:value-type="float">
            <text:p>1.2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46" calcext:value-type="float">
            <text:p>2.4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92" calcext:value-type="float">
            <text:p>4.9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9.84" calcext:value-type="float">
            <text:p>9.8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9.68" calcext:value-type="float">
            <text:p>19.6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12:17:13.8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22S</meta:editing-duration>
    <meta:editing-cycles>3</meta:editing-cycles>
    <meta:generator>LibreOffice/5.2.7.2$Windows_x86 LibreOffice_project/2b7f1e640c46ceb28adf43ee075a6e8b8439ed10</meta:generator>
    <dc:date>2018-09-10T12:22:13.800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